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2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43.82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24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 table:number-columns-spanned="4" table:number-rows-spanned="1">
            <text:p>Lista zakupów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l.p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cena jednostkowa</text:p>
          </table:table-cell>
          <table:table-cell table:style-name="ce2" office:value-type="string" calcext:value-type="string">
            <text:p>liczba</text:p>
          </table:table-cell>
          <table:table-cell table:style-name="ce2" office:value-type="string" calcext:value-type="string">
            <text:p>koszt całkowity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deski pokładu – 3mm</text:p>
          </table:table-cell>
          <table:table-cell table:style-name="ce4" office:value-type="float" office:value="6.83" calcext:value-type="float">
            <text:p>6,83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D6]*[.C6]" office:value-type="float" office:value="20.49" calcext:value-type="float">
            <text:p>20,49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tulejki dystansowe</text:p>
          </table:table-cell>
          <table:table-cell table:style-name="ce4" office:value-type="float" office:value="16.73" calcext:value-type="float">
            <text:p>16,7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7]*[.C7]" office:value-type="float" office:value="16.73" calcext:value-type="float">
            <text:p>16,73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Podkładka M3/7mm</text:p>
          </table:table-cell>
          <table:table-cell table:style-name="ce4" office:value-type="float" office:value="0.99" calcext:value-type="float">
            <text:p>0,9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[.D8]*[.C8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dmuchawa płaszcza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9]*[.C9]" office:value-type="float" office:value="45.8" calcext:value-type="float">
            <text:p>45,8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silnik napędowy</text:p>
          </table:table-cell>
          <table:table-cell table:style-name="ce4" office:value-type="float" office:value="49.9" calcext:value-type="float">
            <text:p>49,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0]*[.C10]" office:value-type="float" office:value="49.9" calcext:value-type="float">
            <text:p>49,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piasta śmigła</text:p>
          </table:table-cell>
          <table:table-cell table:style-name="ce4" office:value-type="float" office:value="3.37" calcext:value-type="float">
            <text:p>3,3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1]*[.C11]" office:value-type="float" office:value="3.37" calcext:value-type="float">
            <text:p>3,37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śmigło</text:p>
          </table:table-cell>
          <table:table-cell table:style-name="ce4" office:value-type="float" office:value="1.88" calcext:value-type="float">
            <text:p>1,8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12]*[.C12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gimbal silnika</text:p>
          </table:table-cell>
          <table:table-cell table:style-name="ce4" office:value-type="float" office:value="4.85" calcext:value-type="float">
            <text:p>4,8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3]*[.C13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terownik silników</text:p>
          </table:table-cell>
          <table:table-cell table:style-name="ce4" office:value-type="float" office:value="13.9" calcext:value-type="float">
            <text:p>13,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4]*[.C14]" office:value-type="float" office:value="13.9" calcext:value-type="float">
            <text:p>13,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moduł Bluetooth</text:p>
          </table:table-cell>
          <table:table-cell table:style-name="ce4" office:value-type="float" office:value="24.26" calcext:value-type="float">
            <text:p>24,2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5]*[.C15]" office:value-type="float" office:value="24.26" calcext:value-type="float">
            <text:p>24,26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Konwerter poziomów 3,3/5V</text:p>
          </table:table-cell>
          <table:table-cell table:style-name="ce4" office:value-type="float" office:value="2.38" calcext:value-type="float">
            <text:p>2,3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6]*[.C16]" office:value-type="float" office:value="2.38" calcext:value-type="float">
            <text:p>2,38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Akumulator Tattu 1300mAh 3S 75C</text:p>
          </table:table-cell>
          <table:table-cell table:style-name="ce4" office:value-type="float" office:value="67.22" calcext:value-type="float">
            <text:p>67,2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7]*[.C17]" office:value-type="float" office:value="67.22" calcext:value-type="float">
            <text:p>67,22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Wtyki XT60</text:p>
          </table:table-cell>
          <table:table-cell table:style-name="ce4" office:value-type="float" office:value="2.57" calcext:value-type="float">
            <text:p>2,5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18]*[.C18]" office:value-type="float" office:value="5.14" calcext:value-type="float">
            <text:p>5,14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Ładowarka 2S/3S li-pol 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9]*[.C19]" office:value-type="float" office:value="19.7" calcext:value-type="float">
            <text:p>19,7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Przełącznik kołyskowy</text:p>
          </table:table-cell>
          <table:table-cell table:style-name="ce4" office:value-type="float" office:value="0.99" calcext:value-type="float">
            <text:p>0,9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20]*[.C20]" office:value-type="float" office:value="1.98" calcext:value-type="float">
            <text:p>1,98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Płytka zasilająca</text:p>
          </table:table-cell>
          <table:table-cell table:style-name="ce4" office:value-type="float" office:value="3.86" calcext:value-type="float">
            <text:p>3,8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21]*[.C21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Stabilizator 9V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22]*[.C22]" office:value-type="float" office:value="0.9" calcext:value-type="float">
            <text:p>0,9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Stabilizator 5V</text:p>
          </table:table-cell>
          <table:table-cell table:style-name="ce4" office:value-type="float" office:value="0.81" calcext:value-type="float">
            <text:p>0,8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23]*[.C23]" office:value-type="float" office:value="0.81" calcext:value-type="float">
            <text:p>0,81</text:p>
          </table:table-cell>
          <table:table-cell table:number-columns-repeated="1019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Radiator RAD04 9x9x5﻿﻿mm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D24]*[.C24]" office:value-type="float" office:value="3.6" calcext:value-type="float">
            <text:p>3,6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Taśma termoprzewodząca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25]*[.C25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Przewód czerwony</text:p>
          </table:table-cell>
          <table:table-cell table:style-name="ce4" office:value-type="float" office:value="1.58" calcext:value-type="float">
            <text:p>1,5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D26]*[.C26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Przewód czarny</text:p>
          </table:table-cell>
          <table:table-cell table:style-name="ce4" office:value-type="float" office:value="1.58" calcext:value-type="float">
            <text:p>1,58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D27]*[.C27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Lampa LED 12V 1,5W</text:p>
          </table:table-cell>
          <table:table-cell table:style-name="ce4" office:value-type="float" office:value="6.44" calcext:value-type="float">
            <text:p>6,4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28]*[.C28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Uchwyt czujnika HC-SR04</text:p>
          </table:table-cell>
          <table:table-cell table:style-name="ce4" office:value-type="float" office:value="2.87" calcext:value-type="float">
            <text:p>2,8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29]*[.C29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Moduł KA2284</text:p>
          </table:table-cell>
          <table:table-cell table:style-name="ce4" office:value-type="float" office:value="5.84" calcext:value-type="float">
            <text:p>5,8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30]*[.C30]" office:value-type="float" office:value="5.84" calcext:value-type="float">
            <text:p>5,84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Wyłącznik krańcowy</text:p>
          </table:table-cell>
          <table:table-cell table:style-name="ce4" office:value-type="float" office:value="1.68" calcext:value-type="float">
            <text:p>1,6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D31]*[.C31]" office:value-type="float" office:value="6.72" calcext:value-type="float">
            <text:p>6,72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Mocowanie serwa</text:p>
          </table:table-cell>
          <table:table-cell table:style-name="ce4" office:value-type="float" office:value="2.18" calcext:value-type="float">
            <text:p>2,1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32]*[.C32]" office:value-type="float" office:value="4.36" calcext:value-type="float">
            <text:p>4,36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Płytka stykowa 830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33]*[.C33]" office:value-type="float" office:value="4.9" calcext:value-type="float">
            <text:p>4,9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Płytka stykowa 170</text:p>
          </table:table-cell>
          <table:table-cell table:style-name="ce4" office:value-type="float" office:value="1.49" calcext:value-type="float">
            <text:p>1,4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34]*[.C34]" office:value-type="float" office:value="2.98" calcext:value-type="float">
            <text:p>2,98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Płytka stykowa 400</text:p>
          </table:table-cell>
          <table:table-cell table:style-name="ce4" office:value-type="float" office:value="3.86" calcext:value-type="float">
            <text:p>3,8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35]*[.C35]" office:value-type="float" office:value="7.72" calcext:value-type="float">
            <text:p>7,72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Podstawka plexi pod Arduino</text:p>
          </table:table-cell>
          <table:table-cell table:style-name="ce4" office:value-type="float" office:value="3.86" calcext:value-type="float">
            <text:p>3,8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36]*[.C36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Przewody żeńsko-żeńskie</text:p>
          </table:table-cell>
          <table:table-cell table:style-name="ce4" office:value-type="float" office:value="3.86" calcext:value-type="float">
            <text:p>3,8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37]*[.C37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Przewody męsko-żeńskie</text:p>
          </table:table-cell>
          <table:table-cell table:style-name="ce4" office:value-type="float" office:value="3.86" calcext:value-type="float">
            <text:p>3,8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38]*[.C38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Podstawka do wyświetlacza LCD</text:p>
          </table:table-cell>
          <table:table-cell table:style-name="ce4" office:value-type="float" office:value="4.85" calcext:value-type="float">
            <text:p>4,8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39]*[.C39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SURVIVAL CARD</text:p>
          </table:table-cell>
          <table:table-cell table:style-name="ce4" office:value-type="float" office:value="1.88" calcext:value-type="float">
            <text:p>1,8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40]*[.C40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Moduł czytnika RFID RC522</text:p>
          </table:table-cell>
          <table:table-cell table:style-name="ce4" office:value-type="float" office:value="8.42" calcext:value-type="float">
            <text:p>8,4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41]*[.C41]" office:value-type="float" office:value="8.42" calcext:value-type="float">
            <text:p>8,42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Karta zbliżeniowa - RFID</text:p>
          </table:table-cell>
          <table:table-cell table:style-name="ce4" office:value-type="float" office:value="0.89" calcext:value-type="float">
            <text:p>0,8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42]*[.C42]" office:value-type="float" office:value="1.78" calcext:value-type="float">
            <text:p>1,78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Gąbka czyścik grotu</text:p>
          </table:table-cell>
          <table:table-cell table:style-name="ce4" office:value-type="float" office:value="2.57" calcext:value-type="float">
            <text:p>2,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43]*[.C43]" office:value-type="float" office:value="2.57" calcext:value-type="float">
            <text:p>2,57</text:p>
          </table:table-cell>
          <table:table-cell table:number-columns-repeated="1019"/>
        </table:table-row>
        <table:table-row table:style-name="ro4"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Wyświetlacz LED 4 cyfry + sterownik TM1637</text:p>
          </table:table-cell>
          <table:table-cell table:style-name="ce4" office:value-type="float" office:value="4.85" calcext:value-type="float">
            <text:p>4,8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44]*[.C44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Listwa goldpin prosta</text:p>
          </table:table-cell>
          <table:table-cell table:style-name="ce4" office:value-type="float" office:value="2.97" calcext:value-type="float">
            <text:p>2,9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45]*[.C45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Listwa goldpin kątowa</text:p>
          </table:table-cell>
          <table:table-cell table:style-name="ce4" office:value-type="float" office:value="2.87" calcext:value-type="float">
            <text:p>2,8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46]*[.C46]" office:value-type="float" office:value="5.74" calcext:value-type="float">
            <text:p>5,74</text:p>
          </table:table-cell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Zestaw laminatów</text:p>
          </table:table-cell>
          <table:table-cell table:style-name="ce5" office:value-type="float" office:value="6.73" calcext:value-type="float">
            <text:p>6,7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47]*[.C47]" office:value-type="float" office:value="6.73" calcext:value-type="float">
            <text:p>6,73</text:p>
          </table:table-cell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Nadsiarczan sodowy</text:p>
          </table:table-cell>
          <table:table-cell table:style-name="ce4" office:value-type="float" office:value="4.26" calcext:value-type="float">
            <text:p>4,2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48]*[.C48]" office:value-type="float" office:value="8.52" calcext:value-type="float">
            <text:p>8,52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Marker do rysowania ścieżek</text:p>
          </table:table-cell>
          <table:table-cell table:style-name="ce4" office:value-type="float" office:value="7.23" calcext:value-type="float">
            <text:p>7,2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49]*[.C49]" office:value-type="float" office:value="7.23" calcext:value-type="float">
            <text:p>7,23</text:p>
          </table:table-cell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4" table:number-columns-repeated="3"/>
          <table:table-cell table:style-name="ce4" table:formula="of:=[.D50]*[.C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table:number-columns-repeated="3"/>
          <table:table-cell table:style-name="ce4" table:formula="of:=[.D51]*[.C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4" table:number-columns-repeated="3"/>
          <table:table-cell table:style-name="ce4" table:formula="of:=[.D52]*[.C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4" table:number-rows-spanned="1">
            <text:p>Suma:</text:p>
          </table:table-cell>
          <table:covered-table-cell table:number-columns-repeated="3" table:style-name="ce4"/>
          <table:table-cell table:style-name="ce6" table:formula="of:=SUM([.E6:.E52])" office:value-type="float" office:value="424.87" calcext:value-type="float">
            <text:p>424,87</text:p>
          </table:table-cell>
          <table:table-cell table:number-columns-repeated="1019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48:02.835804328</meta:creation-date>
    <dc:date>2019-10-26T16:06:54.023017017</dc:date>
    <meta:editing-duration>PT2H8M20S</meta:editing-duration>
    <meta:editing-cycles>41</meta:editing-cycles>
    <meta:generator>LibreOffice/5.1.6.2$Linux_X86_64 LibreOffice_project/10m0$Build-2</meta:generator>
    <meta:document-statistic meta:table-count="1" meta:cell-count="234" meta:object-count="0"/>
  </office:meta>
</office:document-meta>
</file>